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Connection.getIn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nection.WebSocketConnection( WebsocketInbound inbound , WebsocketOutbound out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WebSocketSession.clo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osedCallback.isDis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Session.ReactorNetty2WebSocketSession( WebsocketInbound inbound , WebsocketOutbound outbound , HandshakeInfo info , Netty5DataBufferFactory bufferFactory , int maxFramePayloa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osedCallback.accept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Session.rece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orNetty2WebSocketSession.getChann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Connection.getOut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Session.ReactorNetty2WebSocketSession( WebsocketInbound inbound , WebsocketOutbound outbound , HandshakeInfo info , Netty5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WebSocketSession.send( Publisher &lt; WebSocketMessage &gt; mess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orNetty2WebSocketSession.close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